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.addElement( Global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getComplex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equalContents( Collection one , Collection tw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.addSimpleType( SimpleType simp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Schema( XMLIntrospector introsp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addComplexType( GlobalComplexType complex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addGlobalComplexType( TranscriptionConfiguration configuration , ElementDescriptor elementDescrip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hema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addGlobalElementType( TranscriptionConfiguration configuration , ElementDescriptor element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hema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hema.getSimp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introspect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